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officeooo:paragraph-rsid="000c3786"/>
    </style:style>
    <style:style style:name="P2" style:family="paragraph" style:parent-style-name="Standard">
      <style:text-properties officeooo:rsid="00106812" officeooo:paragraph-rsid="00106812"/>
    </style:style>
    <style:style style:name="P3" style:family="paragraph" style:parent-style-name="Standard" style:list-style-name="L1">
      <style:text-properties officeooo:paragraph-rsid="00106812"/>
    </style:style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>
      <style:text-properties officeooo:paragraph-rsid="000c3786"/>
    </style:style>
    <style:style style:name="P7" style:family="paragraph" style:parent-style-name="Standard">
      <style:paragraph-properties fo:text-align="center" style:justify-single-word="false"/>
    </style:style>
    <style:style style:name="T1" style:family="text">
      <style:text-properties officeooo:rsid="001068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tracked-changes text:track-changes="false">
        <text:changed-region xml:id="ct2042974567056" text:id="ct2042974567056">
          <text:insertion>
            <office:change-info>
              <dc:creator>王科长</dc:creator>
              <dc:date>2020-11-21T15:20:36</dc:date>
            </office:change-info>
          </text:insertion>
        </text:changed-region>
        <text:changed-region xml:id="ct2042627740464" text:id="ct2042627740464">
          <text:insertion>
            <office:change-info>
              <dc:creator>李科长</dc:creator>
              <dc:date>2020-11-21T15:21:06</dc:date>
            </office:change-info>
          </text:insertion>
        </text:changed-region>
        <text:changed-region xml:id="ct2042627743824" text:id="ct2042627743824">
          <text:deletion>
            <office:change-info>
              <dc:creator>张科长</dc:creator>
              <dc:date>2020-11-21T15:21:44</dc:date>
            </office:change-info>
            <text:p text:style-name="P1">非常认同</text:p>
          </text:deletion>
          <text:insertion>
            <office:change-info office:chg-author="李科长" office:chg-date-time="2020-11-21T15:21:06"/>
          </text:insertion>
        </text:changed-region>
        <text:changed-region xml:id="ct2042627739744" text:id="ct2042627739744">
          <text:insertion>
            <office:change-info>
              <dc:creator>张科长</dc:creator>
              <dc:date>2020-11-21T15:21:4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结构化文书示例</text:p>
      <text:p text:style-name="Standard"/>
      <text:p text:style-name="P2">一，结构化文书的意义</text:p>
      <text:list xml:id="list2515289681" text:style-name="L1">
        <text:list-item>
          <text:p text:style-name="P3"><text:span text:style-name="T1">规范输入，输入受控。</text:span></text:p>
        </text:list-item>
        <text:list-item>
          <text:p text:style-name="P3"><text:span text:style-name="T1">文书关键元素可提取，可用于数据分析和外围业务系统。</text:span></text:p>
        </text:list-item>
        <text:list-item>
          <text:p text:style-name="P3"><text:span text:style-name="T1">所见即所得的办公风格。</text:span></text:p>
        </text:list-item>
      </text:list>
      <text:p text:style-name="Standard"/>
      <text:p text:style-name="Standard">二，结构化元素示例</text:p>
      <text:list xml:id="list334090068" text:style-name="L2">
        <text:list-item>
          <text:p text:style-name="P4">文本元素</text:p>
        </text:list-item>
      </text:list>
      <text:p text:style-name="Standard"><text:tab/>用户可直接在元素位置处输入，该元素内容可提取， 也支持编程刷入内容。</text:p>
      <text:p text:style-name="Standard"><text:tab/>姓名：<text:text-input text:description="" text:help="global|name|自由文本|W||">张三</text:text-input></text:p>
      <text:p text:style-name="Standard"/>
      <text:p text:style-name="Standard"/>
      <text:list xml:id="list3458339489" text:style-name="L3">
        <text:list-item>
          <text:p text:style-name="P5">单选项元素</text:p>
        </text:list-item>
      </text:list>
      <text:p text:style-name="Standard"><text:s text:c="3"/>用户输入时只能从提供的选项中选取， 限定用户按标准输入。</text:p>
      <text:p text:style-name="P1"><text:s text:c="3"/>性别 ：<text:text-input text:description="" text:help="sample|xb|单选|W|nan|55S3$bmFu$5aWz$bnY=">男</text:text-input> </text:p>
      <text:p text:style-name="P1"/>
      <text:p text:style-name="P1"/>
      <text:p text:style-name="P1">三，书写痕迹</text:p>
      <text:p text:style-name="P1"><text:tab/><text:change-start text:change-id="ct2042974567056"/>王科长认为结构化文书应该有留痕功能，<text:change-end text:change-id="ct2042974567056"/><text:change-start text:change-id="ct2042627740464"/>李科长对此<text:change-end text:change-id="ct2042627740464"/><text:change text:change-id="ct2042627743824"/><text:change-start text:change-id="ct2042627739744"/>认同。<text:change-end text:change-id="ct2042627739744"/></text:p>
      <text:p text:style-name="P1"/>
      <text:p text:style-name="P1">四，更多说明待补充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ack</meta:initial-creator>
    <meta:creation-date>2020-11-20T10:42:39.479000000</meta:creation-date>
    <dc:date>2020-11-21T15:22:15.433000000</dc:date>
    <dc:creator>张科长</dc:creator>
    <meta:editing-duration>PT20M4S</meta:editing-duration>
    <meta:editing-cycles>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5" meta:word-count="200" meta:character-count="213" meta:non-whitespace-character-count="200"/>
  </office:meta>
</office:document-meta>
</file>